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Heading_20_1">
      <style:text-properties fo:language="fr" fo:country="FR"/>
    </style:style>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ess </text:h>
      <text:p text:style-name="Standard">Chess is a recreational and competitive board game played between two players. The current form of the game emerged in Southern Europe during the second half of the 15th century after evolving from a similar, much older game of Indian origin. Today, chess is one of the world's most popular games, played by millions of people worldwide at home, in clubs, online, by correspondence, and in tournaments.</text:p>
      <text:p text:style-name="Standard"/>
      <text:h text:style-name="P2" text:outline-level="1">Echecs</text:h>
      <text:p text:style-name="P1">Le jeu d’échecs oppose deux joueurs s’affrontant de part et d’autre d’un plateau appelé échiquier, composé de soixante-quatre cases alternativement claires et sombres, sur lequel évoluent huit pièces et huit pions clairs (appelés les « Blancs ») ainsi que huit pièces et huit pions sombres (les « Noirs »). Le but du jeu est de créer une situation qui aboutisse imparablement à la prise du roi adverse (situation dite d'échec et 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8-06T12:39:23</meta:creation-date>
    <meta:document-statistic meta:table-count="0" meta:image-count="0" meta:object-count="0" meta:page-count="1" meta:paragraph-count="4" meta:word-count="141" meta:character-count="848"/>
    <dc:date>2009-08-06T12:41:00</dc:date>
    <dc:creator>Vincent Spiewak</dc:creator>
    <meta:editing-duration>PT00H01M37S</meta:editing-duration>
    <meta:editing-cycles>1</meta:editing-cycles>
    <meta:generator>OpenOffice.org/3.1$Unix OpenOffice.org_project/310m11$Build-9399</meta:generator>
  </office:meta>
</office:document-meta>
</file>